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margin-top="0in" fo:margin-bottom="0.0972in" style:contextual-spacing="false" fo:line-height="115%"/>
    </style:style>
    <style:style style:name="P2" style:family="paragraph" style:parent-style-name="Heading_20_2">
      <style:paragraph-properties fo:margin-top="0in" fo:margin-bottom="0.0972in" style:contextual-spacing="false" fo:line-height="115%"/>
    </style:style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2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3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4"/>
    <style:style style:name="P11" style:family="paragraph" style:parent-style-name="Preformatted_20_Text">
      <style:paragraph-properties fo:margin-top="0in" fo:margin-bottom="0.0972in" style:contextual-spacing="false" fo:line-height="115%"/>
    </style:style>
    <style:style style:name="P12" style:family="paragraph" style:parent-style-name="Text_20_body" style:list-style-name="L5">
      <style:paragraph-properties fo:margin-top="0in" fo:margin-bottom="0in" style:contextual-spacing="false"/>
    </style:style>
    <style:style style:name="P13" style:family="paragraph" style:parent-style-name="Text_20_body" style:list-style-name="L5"/>
    <style:style style:name="P14" style:family="paragraph" style:parent-style-name="Text_20_body" style:list-style-name="L6">
      <style:paragraph-properties fo:margin-top="0in" fo:margin-bottom="0in" style:contextual-spacing="false"/>
    </style:style>
    <style:style style:name="P15" style:family="paragraph" style:parent-style-name="Text_20_body" style:list-style-name="L6"/>
    <style:style style:name="P16" style:family="paragraph" style:parent-style-name="Horizontal_20_Line">
      <style:paragraph-properties fo:margin-top="0in" fo:margin-bottom="0.0972in" style:contextual-spacing="false" fo:line-height="115%"/>
    </style:style>
    <style:style style:name="P17" style:family="paragraph" style:parent-style-name="Text_20_body" style:list-style-name="L7">
      <style:paragraph-properties fo:margin-top="0in" fo:margin-bottom="0in" style:contextual-spacing="false"/>
    </style:style>
    <style:style style:name="P18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ppunti sulla Tecnica del Backtracking</text:h>
      <text:h text:style-name="P2" text:outline-level="2">Cos'è il Backtracking</text:h>
      <text:p text:style-name="Text_20_body">Il backtracking è una tecnica che <text:span text:style-name="Strong_20_Emphasis">migliora la ricerca esaustiva</text:span> introducendo controlli anticipati per verificare se una soluzione parziale può portare a una soluzione valida, riducendo così lo spazio di ricerca.</text:p>
      <text:p text:style-name="Text_20_body"><text:span text:style-name="Strong_20_Emphasis">Differenza chiave con ricerca esaustiva:</text:span></text:p>
      <text:list text:style-name="L1">
        <text:list-item>
          <text:p text:style-name="P3">Ricerca esaustiva: genera tutte le soluzioni possibili, poi verifica i vincoli </text:p>
        </text:list-item>
        <text:list-item>
          <text:p text:style-name="P4">Backtracking: assegna valori uno alla volta e verifica i vincoli immediatamente </text:p>
        </text:list-item>
      </text:list>
      <text:h text:style-name="P2" text:outline-level="2">Requisiti per applicare il Backtracking</text:h>
      <text:p text:style-name="Text_20_body">Per usare questa tecnica, il problema deve soddisfare:</text:p>
      <text:list text:style-name="L2">
        <text:list-item>
          <text:p text:style-name="P5"><text:span text:style-name="Strong_20_Emphasis">Spazio delle soluzioni finito</text:span> (numero limitato di configurazioni da verificare) </text:p>
        </text:list-item>
        <text:list-item>
          <text:p text:style-name="P5"><text:span text:style-name="Strong_20_Emphasis">Soluzione rappresentabile come sequenza</text:span> di soluzioni parziali s₁, s₂, ..., sₙ </text:p>
        </text:list-item>
        <text:list-item>
          <text:p text:style-name="P5"><text:span text:style-name="Strong_20_Emphasis">Dimensione massima n della soluzione nota a priori</text:span> </text:p>
        </text:list-item>
        <text:list-item>
          <text:p text:style-name="P6"><text:span text:style-name="Strong_20_Emphasis">Ogni sotto-soluzione appartiene a un insieme finito di valori</text:span> </text:p>
        </text:list-item>
      </text:list>
      <text:h text:style-name="P2" text:outline-level="2">Esempio Classico: Colorazione di una Mappa</text:h>
      <text:p text:style-name="Text_20_body"><text:span text:style-name="Strong_20_Emphasis">Problema:</text:span> Colorare i paesi di una mappa con al massimo 3 colori (Rosso, Verde, Blu) tale che:</text:p>
      <text:list text:style-name="L3">
        <text:list-item>
          <text:p text:style-name="P7">Paesi confinanti abbiano colori diversi </text:p>
        </text:list-item>
        <text:list-item>
          <text:p text:style-name="P7">La scelta è arbitraria ma ha implicazioni sulle scelte successive </text:p>
        </text:list-item>
        <text:list-item>
          <text:p text:style-name="P8">Possono esistere più soluzioni valide </text:p>
        </text:list-item>
      </text:list>
      <text:p text:style-name="Text_20_body"><text:span text:style-name="Strong_20_Emphasis">Come funziona:</text:span></text:p>
      <text:list text:style-name="L4">
        <text:list-item>
          <text:p text:style-name="P9">Si parte dalla soluzione vuota </text:p>
        </text:list-item>
        <text:list-item>
          <text:p text:style-name="P9">Si fanno scelte parziali successive (es. coloro il paese 1) </text:p>
        </text:list-item>
        <text:list-item>
          <text:p text:style-name="P9">Si verifica se si può continuare con i sottoproblemi rimanenti </text:p>
        </text:list-item>
        <text:list-item>
          <text:p text:style-name="P10">Se le scelte precedenti non portano a soluzioni ammissibili, si <text:span text:style-name="Strong_20_Emphasis">torna indietro</text:span> (backtrack) e si provano alternative </text:p>
        </text:list-item>
      </text:list>
      <text:h text:style-name="P2" text:outline-level="2">Algoritmo - Versione Ricorsiva</text:h>
      <text:p text:style-name="P11"><text:span text:style-name="Source_20_Text">List sol = {};</text:span></text:p>
      <text:p text:style-name="P11"><text:span text:style-name="Source_20_Text">boolean solve(sol) {</text:span></text:p>
      <text:p text:style-name="P11"><text:span text:style-name="Source_20_Text"><text:s text:c="4"/>x = MIN_VAL;</text:span></text:p>
      <text:p text:style-name="P11"><text:span text:style-name="Source_20_Text"><text:s text:c="4"/>while (x &lt;= MAX_VAL)</text:span></text:p>
      <text:p text:style-name="P11"><text:span text:style-name="Source_20_Text"><text:s text:c="8"/>if (canAdd(x,sol)) {</text:span></text:p>
      <text:p text:style-name="P11"><text:span text:style-name="Source_20_Text"><text:s text:c="12"/>add(x,sol);</text:span></text:p>
      <text:p text:style-name="P11"><text:span text:style-name="Source_20_Text"><text:s text:c="12"/>if (isComplete(sol)) return true;</text:span></text:p>
      <text:p text:style-name="P11"><text:span text:style-name="Source_20_Text"><text:s text:c="12"/>else if (solve(sol)) return true;</text:span></text:p>
      <text:p text:style-name="P11"><text:soft-page-break/><text:span text:style-name="Source_20_Text"><text:s text:c="12"/>remove(x,sol); </text:span></text:p>
      <text:p text:style-name="P11"><text:span text:style-name="Source_20_Text"><text:s text:c="12"/>x = next(x); // backtrack</text:span></text:p>
      <text:p text:style-name="P11"><text:span text:style-name="Source_20_Text"><text:s text:c="8"/>}</text:span></text:p>
      <text:p text:style-name="P11"><text:span text:style-name="Source_20_Text"><text:s text:c="8"/>else</text:span></text:p>
      <text:p text:style-name="P11"><text:span text:style-name="Source_20_Text"><text:s text:c="12"/>x = next(x);</text:span></text:p>
      <text:p text:style-name="P11"><text:span text:style-name="Source_20_Text"><text:s text:c="4"/>return false;</text:span></text:p>
      <text:p text:style-name="P11"><text:span text:style-name="Source_20_Text">}</text:span></text:p>
      <text:h text:style-name="P2" text:outline-level="2">Algoritmo - Versione Iterativa</text:h>
      <text:p text:style-name="P11"><text:span text:style-name="Source_20_Text">List sol = {};</text:span></text:p>
      <text:p text:style-name="P11"><text:span text:style-name="Source_20_Text">boolean solve(sol) {</text:span></text:p>
      <text:p text:style-name="P11"><text:span text:style-name="Source_20_Text"><text:s text:c="4"/>x = MIN_VAL;</text:span></text:p>
      <text:p text:style-name="P11"><text:span text:style-name="Source_20_Text"><text:s text:c="4"/>boolean stop=false, existsSolution;</text:span></text:p>
      <text:p text:style-name="P11"><text:span text:style-name="Source_20_Text"><text:s text:c="4"/>while (!stop)</text:span></text:p>
      <text:p text:style-name="P11"><text:span text:style-name="Source_20_Text"><text:s text:c="8"/>if (x &lt;= MAX_VAL)</text:span></text:p>
      <text:p text:style-name="P11"><text:span text:style-name="Source_20_Text"><text:s text:c="12"/>if (canAdd(x,sol)) {</text:span></text:p>
      <text:p text:style-name="P11"><text:span text:style-name="Source_20_Text"><text:s text:c="16"/>add(x,sol);</text:span></text:p>
      <text:p text:style-name="P11"><text:span text:style-name="Source_20_Text"><text:s text:c="16"/>if (isComplete(sol)) {</text:span></text:p>
      <text:p text:style-name="P11"><text:span text:style-name="Source_20_Text"><text:s text:c="20"/>existsSolution = true; stop= true;</text:span></text:p>
      <text:p text:style-name="P11"><text:span text:style-name="Source_20_Text"><text:s text:c="16"/>}</text:span></text:p>
      <text:p text:style-name="P11"><text:span text:style-name="Source_20_Text"><text:s text:c="16"/>else x = MIN_VAL;</text:span></text:p>
      <text:p text:style-name="P11"><text:span text:style-name="Source_20_Text"><text:s text:c="12"/>}</text:span></text:p>
      <text:p text:style-name="P11"><text:span text:style-name="Source_20_Text"><text:s text:c="12"/>else x = next(x);</text:span></text:p>
      <text:p text:style-name="P11"><text:span text:style-name="Source_20_Text"><text:s text:c="8"/>else {</text:span></text:p>
      <text:p text:style-name="P11"><text:span text:style-name="Source_20_Text"><text:s text:c="12"/>if (isEmpty(sol)){</text:span></text:p>
      <text:p text:style-name="P11"><text:span text:style-name="Source_20_Text"><text:s text:c="16"/>existsSolution = false; stop= true;</text:span></text:p>
      <text:p text:style-name="P11"><text:span text:style-name="Source_20_Text"><text:s text:c="12"/>}</text:span></text:p>
      <text:p text:style-name="P11"><text:span text:style-name="Source_20_Text"><text:s text:c="12"/>else {</text:span></text:p>
      <text:p text:style-name="P11"><text:span text:style-name="Source_20_Text"><text:s text:c="16"/>remove(x,sol);</text:span></text:p>
      <text:p text:style-name="P11"><text:span text:style-name="Source_20_Text"><text:s text:c="16"/>x = next(x); // backtrack</text:span></text:p>
      <text:p text:style-name="P11"><text:span text:style-name="Source_20_Text"><text:s text:c="12"/>}</text:span></text:p>
      <text:p text:style-name="P11"><text:span text:style-name="Source_20_Text"><text:s text:c="8"/>}</text:span></text:p>
      <text:p text:style-name="P11"><text:span text:style-name="Source_20_Text"><text:s text:c="4"/>return existsSolution;</text:span></text:p>
      <text:p text:style-name="P11"><text:span text:style-name="Source_20_Text">}</text:span></text:p>
      <text:h text:style-name="P2" text:outline-level="2">Funzioni Chiave da Implementare</text:h>
      <text:p text:style-name="Text_20_body">Per adattare l'algoritmo a un problema specifico, bisogna implementare:</text:p>
      <text:list text:style-name="L5">
        <text:list-item>
          <text:p text:style-name="P12"><text:soft-page-break/><text:span text:style-name="Strong_20_Emphasis">canAdd(x, sol)</text:span>: verifica se il valore x può essere aggiunto alla soluzione parziale </text:p>
        </text:list-item>
        <text:list-item>
          <text:p text:style-name="P12"><text:span text:style-name="Strong_20_Emphasis">add(x, sol)</text:span>: aggiunge x alla soluzione </text:p>
        </text:list-item>
        <text:list-item>
          <text:p text:style-name="P12"><text:span text:style-name="Strong_20_Emphasis">remove(x, sol)</text:span>: rimuove l'ultimo elemento dalla soluzione </text:p>
        </text:list-item>
        <text:list-item>
          <text:p text:style-name="P12"><text:span text:style-name="Strong_20_Emphasis">next(x)</text:span>: restituisce il prossimo valore da provare </text:p>
        </text:list-item>
        <text:list-item>
          <text:p text:style-name="P13"><text:span text:style-name="Strong_20_Emphasis">isComplete(sol)</text:span>: verifica se la soluzione è completa </text:p>
        </text:list-item>
      </text:list>
      <text:h text:style-name="P2" text:outline-level="2">Implementazione per Colorazione Mappa</text:h>
      <text:p text:style-name="Text_20_body"><text:span text:style-name="Strong_20_Emphasis">Input:</text:span> Matrice booleana G dove G[i,j]=true indica che i paesi i e j confinano</text:p>
      <text:p text:style-name="Text_20_body"><text:span text:style-name="Strong_20_Emphasis">Rappresentazione colori:</text:span></text:p>
      <text:p text:style-name="P11"><text:span text:style-name="Source_20_Text">enum colors {Rosso=1, Verde, Blu};</text:span></text:p>
      <text:p text:style-name="P11"><text:span text:style-name="Source_20_Text">MIN_VAL=1, MAX_VAL=3</text:span></text:p>
      <text:p text:style-name="Text_20_body"><text:span text:style-name="Strong_20_Emphasis">Funzioni:</text:span></text:p>
      <text:p text:style-name="P11"><text:span text:style-name="Source_20_Text">bool isComplete(List sol) {</text:span></text:p>
      <text:p text:style-name="P11"><text:span text:style-name="Source_20_Text"><text:s text:c="4"/>return size(sol) == size(G);</text:span></text:p>
      <text:p text:style-name="P11"><text:span text:style-name="Source_20_Text">}</text:span></text:p>
      <text:p text:style-name="P11"/>
      <text:p text:style-name="P11"><text:span text:style-name="Source_20_Text">int next(x) { </text:span></text:p>
      <text:p text:style-name="P11"><text:span text:style-name="Source_20_Text"><text:s text:c="4"/>return x+1; </text:span></text:p>
      <text:p text:style-name="P11"><text:span text:style-name="Source_20_Text">}</text:span></text:p>
      <text:p text:style-name="P11"/>
      <text:p text:style-name="P11"><text:span text:style-name="Source_20_Text">bool canAdd(x, sol) {</text:span></text:p>
      <text:p text:style-name="P11"><text:span text:style-name="Source_20_Text"><text:s text:c="4"/>int size = size(sol);</text:span></text:p>
      <text:p text:style-name="P11"><text:span text:style-name="Source_20_Text"><text:s text:c="4"/>for (int i = 1; i &lt;= size; i++)</text:span></text:p>
      <text:p text:style-name="P11"><text:span text:style-name="Source_20_Text"><text:s text:c="8"/>if (G[i, size+1] &amp;&amp; sol[i] == x)</text:span></text:p>
      <text:p text:style-name="P11"><text:span text:style-name="Source_20_Text"><text:s text:c="12"/>return false;</text:span></text:p>
      <text:p text:style-name="P11"><text:span text:style-name="Source_20_Text"><text:s text:c="4"/>return true;</text:span></text:p>
      <text:p text:style-name="P11"><text:span text:style-name="Source_20_Text">}</text:span></text:p>
      <text:h text:style-name="P2" text:outline-level="2">Complessità</text:h>
      <text:p text:style-name="Text_20_body">Per il problema della colorazione di una mappa: <text:span text:style-name="Strong_20_Emphasis">O(k^n)</text:span> dove:</text:p>
      <text:list text:style-name="L6">
        <text:list-item>
          <text:p text:style-name="P14">n = numero di paesi (nodi nel grafo) </text:p>
        </text:list-item>
        <text:list-item>
          <text:p text:style-name="P15">k = numero di colori disponibili </text:p>
        </text:list-item>
      </text:list>
      <text:p text:style-name="P16"/>
      <text:p text:style-name="Text_20_body"><text:span text:style-name="Strong_20_Emphasis">Punti chiave da ricordare per l'esame:</text:span></text:p>
      <text:list text:style-name="L7">
        <text:list-item>
          <text:p text:style-name="P17">Il backtracking riduce lo spazio di ricerca verificando vincoli durante la costruzione della soluzione </text:p>
        </text:list-item>
        <text:list-item>
          <text:p text:style-name="P17">Procede per passi incrementali e torna indietro quando incontra vicoli ciechi </text:p>
        </text:list-item>
        <text:list-item>
          <text:p text:style-name="P17">Richiede spazio delle soluzioni finito e dimensione nota </text:p>
        </text:list-item>
        <text:list-item>
          <text:p text:style-name="P18"><text:soft-page-break/>La complessità rimane esponenziale ma molto migliore della ricerca esaustiva nella pratica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3T22:39:38.038159800</meta:creation-date>
    <dc:date>2025-12-13T22:42:14.903036500</dc:date>
    <meta:editing-duration>PT2M37S</meta:editing-duration>
    <meta:editing-cycles>1</meta:editing-cycles>
    <meta:document-statistic meta:table-count="0" meta:image-count="0" meta:object-count="0" meta:page-count="4" meta:paragraph-count="99" meta:word-count="546" meta:character-count="3805" meta:non-whitespace-character-count="2955"/>
    <meta:generator>LibreOffice/25.8.3.2$Windows_X86_64 LibreOffice_project/8ca8d55c161d602844f5428fa4b58097424e324e</meta:generator>
  </office:meta>
</office:document-meta>
</file>